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Charter" fo:font-size="16pt" officeooo:rsid="00195f08" officeooo:paragraph-rsid="00195f0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6pt" fo:font-weight="bold" officeooo:rsid="00195f08" officeooo:paragraph-rsid="00195f0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fo:font-weight="bold" officeooo:rsid="001d5fb3" officeooo:paragraph-rsid="001d5fb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12pt" officeooo:rsid="00195f08" officeooo:paragraph-rsid="00195f0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4pt" officeooo:rsid="00195f08" officeooo:paragraph-rsid="00195f0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195f08" officeooo:paragraph-rsid="00195f08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Charter" fo:font-size="12pt" officeooo:rsid="00195f08" officeooo:paragraph-rsid="00195f08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Bitstream Charter" fo:font-size="12pt" officeooo:rsid="00197e13" officeooo:paragraph-rsid="001acf23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Bitstream Charter" fo:font-size="12pt" officeooo:rsid="001b887f" officeooo:paragraph-rsid="001b887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Bitstream Charter" fo:font-size="12pt" officeooo:rsid="001b887f" officeooo:paragraph-rsid="001b887f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Bitstream Charter" fo:font-size="12pt" officeooo:rsid="001fc243" officeooo:paragraph-rsid="001fc243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Bitstream Charter" fo:font-size="12pt" fo:font-weight="bold" officeooo:rsid="001b887f" officeooo:paragraph-rsid="001b887f" style:font-size-asian="10.5pt" style:font-weight-asian="bold" style:font-size-complex="12pt" style:font-weight-complex="bold"/>
    </style:style>
    <style:style style:name="T1" style:family="text">
      <style:text-properties officeooo:rsid="001acf23"/>
    </style:style>
    <style:style style:name="T2" style:family="text">
      <style:text-properties officeooo:rsid="001d5f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cf2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: CONNECTING PROFESSIONALS</text:p>
      <text:p text:style-name="P2">SECTION:A2</text:p>
      <text:p text:style-name="P2">LEVEL 3 TERM 2</text:p>
      <text:p text:style-name="P3">STUDENT ID:</text:p>
      <text:p text:style-name="P3">1205069</text:p>
      <text:p text:style-name="P3">1205071</text:p>
      <text:p text:style-name="P3">1205111</text:p>
      <text:p text:style-name="P1"/>
      <text:p text:style-name="P1"/>
      <text:p text:style-name="P6">SOME POINTS TO MENTION:</text:p>
      <text:p text:style-name="P5"/>
      <text:list xml:id="list6941820499477209842" text:style-name="L1">
        <text:list-item>
          <text:p text:style-name="P7">We had problem to implement signup and login, so we used signup to control our main features as signup by default logs in the user. Please signup and create a new account to view all features.</text:p>
        </text:list-item>
        <text:list-item>
          <text:p text:style-name="P7">We had problem to get the logged in user's name as we mentioned earlier,so we used a <text:span text:style-name="T3">default user named 'Ishita' for demonstration purpose.</text:span> After signing up any account, all results are shown according to 'Ishita''s account, like clicking <text:s/>'<text:span text:style-name="T2">N</text:span>etwork' and '<text:span text:style-name="T2">P</text:span>rofile' options show 'Ishita' friends list and profile. We are extremely sorry that we couldn't correctly handle login to get user's correct name.</text:p>
        </text:list-item>
        <text:list-item>
          <text:p text:style-name="P7">On the submission day we posted a job post of post name = “CSE Engineer” <text:s/>and employee type=”Engineer” <text:span text:style-name="T2">with salary 5000</text:span>, but searching it didn't show the post. We figured out the problem, there was no problem with code. We are searching according to employee type, and I by mistake entered CSE, so the result was not shown. Otherwise, search works just fine.</text:p>
        </text:list-item>
        <text:list-item>
          <text:p text:style-name="P11">Going to link with url <text:a xlink:type="simple" xlink:href="http://localhost/Project/public/index.php/register">http://localhost/Project/public/index.php/register</text:a> <text:s/>and <text:a xlink:type="simple" xlink:href="http://localhost/Project/public/index.php/login">http://localhost/Project/public/index.php/login</text:a> shows the login and register pages that insert and verify users by default Authcontroller of Laravel. But we couldn't change Authcontroller to work with our 'profile ' table so we had to leave it. This part is the work of Student id-1205111 that was not merged to our main project.</text:p>
        </text:list-item>
      </text:list>
      <text:p text:style-name="P4"/>
      <text:p text:style-name="P6">FEATURES:</text:p>
      <text:p text:style-name="P5"/>
      <text:list xml:id="list2114824591512947054" text:style-name="L2">
        <text:list-item>
          <text:p text:style-name="P8"><text:span text:style-name="T4">Sign Up:</text:span><text:span text:style-name="T1"><text:tab/></text:span></text:p>
          <text:list>
            <text:list-header>
              <text:p text:style-name="P8">Th<text:span text:style-name="T2">is button provides</text:span> <text:span text:style-name="T1">'Sign up' option, which allows user to create a new account. Clicking on this also logs in the user.</text:span></text:p>
            </text:list-header>
          </text:list>
        </text:list-item>
        <text:list-item>
          <text:p text:style-name="P12">Log Out:</text:p>
          <text:list>
            <text:list-header>
              <text:p text:style-name="P9">Logs out the user and flushes the session.</text:p>
            </text:list-header>
          </text:list>
        </text:list-item>
        <text:list-item>
          <text:p text:style-name="P12">Services:</text:p>
          <text:list>
            <text:list-header>
              <text:p text:style-name="P9">Shows 'Find Job' and 'Post Job' options.</text:p>
            </text:list-header>
          </text:list>
        </text:list-item>
        <text:list-item>
          <text:p text:style-name="P12">Find Job:</text:p>
          <text:list>
            <text:list-header>
              <text:p text:style-name="P9">When clicked one can search any job based on employee type. Search results are shown. When the user has signed up, 'Apply' button is shown beside each job, <text:soft-page-break/>otherwise no 'Apply' button is visible. When clicked to this button, an new row is added to the 'application' database along with 'Post id' of the post and 'Profile_id' of the user. </text:p>
            </text:list-header>
          </text:list>
        </text:list-item>
        <text:list-item>
          <text:p text:style-name="P12">Post Job:</text:p>
          <text:list>
            <text:list-header>
              <text:p text:style-name="P9">When clicked, if the user is not signed up and logged in it shows a message to sign up first. If one is logged in, he/she can post a job by entering fields 'Post name', 'Employee type', 'Experience' and 'Salary'. A row will be created in 'jobpost' table with these fields and also 'Recruiter_id', which should actually be the ''Profile_id” of the user, but for demonstration we by default used 1.</text:p>
            </text:list-header>
          </text:list>
        </text:list-item>
        <text:list-item>
          <text:p text:style-name="P12">Profile:</text:p>
          <text:list>
            <text:list-header>
              <text:p text:style-name="P9">When clicked profile of user himself is shown. For demonstration we showed 'Ishita' 's profile. It has 3 buttons, Edit Profile, My friend requests and My Job Posts.</text:p>
            </text:list-header>
          </text:list>
        </text:list-item>
        <text:list-item>
          <text:p text:style-name="P12">Edit Profile:</text:p>
          <text:list>
            <text:list-header>
              <text:p text:style-name="P9">When clicked profile can be <text:span text:style-name="T2">edited.</text:span></text:p>
            </text:list-header>
          </text:list>
        </text:list-item>
        <text:list-item>
          <text:p text:style-name="P12">My friend requests:</text:p>
          <text:list>
            <text:list-header>
              <text:p text:style-name="P9">When clicked, pending friend requests are shown from the 'friendrequest_recv' table of database. User if accepts it then a new friend is added to his 'Profile_id' in 'friends' table of database. If we now click 'Network' we can see the a new friend added to the friend list. If rejected the friend request is cleared.</text:p>
            </text:list-header>
          </text:list>
        </text:list-item>
        <text:list-item>
          <text:p text:style-name="P12">My Job Posts:</text:p>
          <text:list>
            <text:list-header>
              <text:p text:style-name="P9">This button is supposed to retrieve rows from 'jobposts' table with 'Profile_id' of user as 'Recruiter id', and then show each applicants under them. We couldn't complete this work.</text:p>
            </text:list-header>
          </text:list>
        </text:list-item>
        <text:list-item>
          <text:p text:style-name="P12">Network:</text:p>
          <text:list>
            <text:list-header>
              <text:p text:style-name="P9">Shows the friend list of user. For demonstration purpose we showed 'Ishita's friend list.</text:p>
            </text:list-header>
          </text:list>
        </text:list-item>
        <text:list-item>
          <text:p text:style-name="P12">Search for people:</text:p>
          <text:list>
            <text:list-header>
              <text:p text:style-name="P9">When we enter something in this search bar,it retrieves profiles having matching initials . User can click 'View Profile' to see profile of others even if he/she is not logged in.</text:p>
            </text:list-header>
          </text:list>
        </text:list-item>
        <text:list-item>
          <text:p text:style-name="P12">View Profile:</text:p>
          <text:list>
            <text:list-header>
              <text:p text:style-name="P9">When logged in, user sees a 'Send Friend Request' button beside each profile. If not logged in this button does not appear. </text:p>
            </text:list-header>
          </text:list>
        </text:list-item>
        <text:list-item>
          <text:p text:style-name="P12">Send Friend Request:</text:p>
          <text:list>
            <text:list-header>
              <text:p text:style-name="P9">By clicking this a friend request is send to the other user. A row is added to the 'friendrequest_recv' table in database.</text:p>
            </text:list-header>
          </text:list>
        </text:list-item>
      </text:list>
      <text:p text:style-name="P10"/>
      <text:p text:style-name="P10"/>
      <text:p text:style-name="P10"/>
      <text:list xml:id="list21241931616736" text:continue-numbering="true" text:style-name="L2">
        <text:list-header>
          <text:p text:style-name="P9"><text:s/></text:p>
          <text:list text:continue-numbering="true">
            <text:list-header>
              <text:p text:style-name="P9"/>
              <text:p text:style-name="P9"/>
            </text:list-header>
          </text:list>
        </text:list-header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0:15:32.808853011</meta:creation-date>
    <dc:date>2016-06-10T02:12:41.698129520</dc:date>
    <meta:editing-duration>PT1H34M3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674" meta:character-count="3819" meta:non-whitespace-character-count="3210"/>
  </office:meta>
</office:document-meta>
</file>